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Banner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Banner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Banner_Translations.B1048576">
          <table:error-message table:message-type="stop" table:display="true"/>
        </table:content-validation>
        <table:content-validation table:name="val4" table:condition="of:cell-content-is-in-list(&quot;Delete&quot;;&quot;Update&quot;;&quot;Create&quot;)" table:allow-empty-cell="true" table:display-list="unsorted" table:base-cell-address="Channels.A1048576">
          <table:error-message table:message-type="stop" table:display="true"/>
        </table:content-validation>
        <table:content-validation table:name="val5" table:condition="of:cell-content-is-in-list(&quot;Brick and Mortar&quot;;&quot;Catalog&quot;;&quot;Webstore&quot;)" table:allow-empty-cell="true" table:display-list="unsorted" table:base-cell-address="Channels.D1048576">
          <table:error-message table:message-type="stop" table:display="true"/>
        </table:content-validation>
        <table:content-validation table:name="val6" table:condition="of:cell-content-is-in-list(&quot;Delete&quot;;&quot;Update&quot;;&quot;Create&quot;)" table:allow-empty-cell="true" table:display-list="unsorted" table:base-cell-address="Channel_Translations.A1048576">
          <table:error-message table:message-type="stop" table:display="true"/>
        </table:content-validation>
        <table:content-validation table:name="val7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Channel_Translations.B1048576">
          <table:error-message table:message-type="stop" table:display="true"/>
        </table:content-validation>
      </table:content-validations>
      <table:table table:name="Banner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Banner I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office:value-type="float" office:value="3">
            <text:p>3</text:p>
          </table:table-cell>
          <table:table-cell office:value-type="string">
            <text:p>Test Banner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 table:number-rows-repeated="9996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Banner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Banner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  <table:table table:name="Channels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Channel ID</text:p>
          </table:table-cell>
          <table:table-cell table:style-name="ce1" office:value-type="string">
            <text:p>Banner ID</text:p>
          </table:table-cell>
          <table:table-cell table:style-name="ce1" office:value-type="string">
            <text:p>Channel Typ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 table:number-rows-repeated="9995">
          <table:table-cell table:content-validation-name="val4"/>
          <table:table-cell table:number-columns-repeated="2"/>
          <table:table-cell table:content-validation-name="val5"/>
          <table:table-cell/>
        </table:table-row>
        <table:table-row table:style-name="ro1">
          <table:table-cell table:content-validation-name="val4"/>
          <table:table-cell table:number-columns-repeated="2"/>
          <table:table-cell table:content-validation-name="val5"/>
          <table:table-cell/>
        </table:table-row>
      </table:table>
      <table:table table:name="Channel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Channel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6"/>
          <table:table-cell table:content-validation-name="val7"/>
          <table:table-cell table:number-columns-repeated="2"/>
        </table:table-row>
        <table:table-row table:style-name="ro1">
          <table:table-cell table:content-validation-name="val6"/>
          <table:table-cell table:content-validation-name="val7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0">20-10-2020</text:date>, <text:time>16:5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2M27S</meta:editing-duration>
    <meta:editing-cycles>3</meta:editing-cycles>
    <meta:initial-creator>user user</meta:initial-creator>
    <dc:date>2020-10-20T16:50:55.44</dc:date>
    <dc:creator>Camila Brandão</dc:creator>
    <meta:document-statistic meta:table-count="4" meta:cell-count="19" meta:object-count="0"/>
  </office:meta>
</office:document-meta>
</file>